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45be" officeooo:paragraph-rsid="001745be"/>
    </style:style>
    <style:style style:name="P2" style:family="paragraph" style:parent-style-name="Standard">
      <style:text-properties officeooo:rsid="001745be" officeooo:paragraph-rsid="00181ebd"/>
    </style:style>
    <style:style style:name="P3" style:family="paragraph" style:parent-style-name="Standard">
      <style:text-properties officeooo:rsid="001745be" officeooo:paragraph-rsid="0019038f"/>
    </style:style>
    <style:style style:name="T1" style:family="text">
      <style:text-properties officeooo:rsid="00181ebd"/>
    </style:style>
    <style:style style:name="T2" style:family="text">
      <style:text-properties officeooo:rsid="001903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ssar banco desde meu usuario</text:p>
      <text:p text:style-name="P1"/>
      <text:p text:style-name="P1"><text:span text:style-name="Source_20_Text">psql --host=localhost --dbname=correiosdb --username=projetocorreios</text:span></text:p>
      <text:p text:style-name="P1"><text:span text:style-name="Source_20_Text"/></text:p>
      <text:p text:style-name="P1"><text:span text:style-name="Source_20_Text"/></text:p>
      <text:p text:style-name="P2"><text:span text:style-name="Source_20_Text"><text:span text:style-name="T1">\d lista tabelas</text:span>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3"><text:span text:style-name="Source_20_Text"><text:span text:style-name="T2">@repository tabela produto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0:55:36.691759687</meta:creation-date>
    <dc:date>2019-12-03T10:48:53.021957793</dc:date>
    <meta:editing-duration>PT44M5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8" meta:character-count="142" meta:non-whitespace-character-count="131"/>
  </office:meta>
</office:document-meta>
</file>